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d1747" officeooo:paragraph-rsid="001d1747"/>
    </style:style>
    <style:style style:name="P2" style:family="paragraph" style:parent-style-name="Text_20_body">
      <style:text-properties officeooo:rsid="001d309d" officeooo:paragraph-rsid="001d309d"/>
    </style:style>
    <style:style style:name="P3" style:family="paragraph" style:parent-style-name="Text_20_body">
      <style:text-properties officeooo:rsid="001f6afa" officeooo:paragraph-rsid="001f6afa"/>
    </style:style>
    <style:style style:name="P4" style:family="paragraph" style:parent-style-name="Text_20_body">
      <style:text-properties officeooo:rsid="001fd0bc" officeooo:paragraph-rsid="001fd0bc"/>
    </style:style>
    <style:style style:name="P5" style:family="paragraph" style:parent-style-name="Standard">
      <style:text-properties officeooo:rsid="001f6afa" officeooo:paragraph-rsid="001f6afa"/>
    </style:style>
    <style:style style:name="P6" style:family="paragraph" style:parent-style-name="Standard">
      <style:text-properties officeooo:rsid="001d309d" officeooo:paragraph-rsid="001d309d"/>
    </style:style>
    <style:style style:name="P7" style:family="paragraph" style:parent-style-name="Standard">
      <style:text-properties fo:color="#000000" style:font-name="Consolas" fo:font-size="9.5pt" style:font-size-asian="9.5pt"/>
    </style:style>
    <style:style style:name="P8" style:family="paragraph" style:parent-style-name="Heading_20_1">
      <style:text-properties officeooo:rsid="001d309d" officeooo:paragraph-rsid="001d309d"/>
    </style:style>
    <style:style style:name="P9" style:family="paragraph" style:parent-style-name="Heading_20_2">
      <style:text-properties officeooo:rsid="001d1747" officeooo:paragraph-rsid="001d1747"/>
    </style:style>
    <style:style style:name="P10" style:family="paragraph" style:parent-style-name="Heading_20_2">
      <style:text-properties officeooo:rsid="001d309d" officeooo:paragraph-rsid="001d309d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Heading_20_3">
      <style:text-properties officeooo:rsid="001d309d"/>
    </style:style>
    <style:style style:name="P13" style:family="paragraph" style:parent-style-name="Heading_20_3">
      <style:text-properties officeooo:rsid="001d309d" officeooo:paragraph-rsid="001d309d"/>
    </style:style>
    <style:style style:name="P14" style:family="paragraph" style:parent-style-name="Text_20_body" style:list-style-name="L1">
      <style:text-properties officeooo:rsid="001d309d" officeooo:paragraph-rsid="001fd0bc"/>
    </style:style>
    <style:style style:name="P15" style:family="paragraph" style:parent-style-name="Text_20_body" style:list-style-name="L2">
      <style:text-properties officeooo:rsid="001d309d" officeooo:paragraph-rsid="001d309d"/>
    </style:style>
    <style:style style:name="P16" style:family="paragraph" style:parent-style-name="Text_20_body" style:list-style-name="L2">
      <style:text-properties officeooo:rsid="001d309d" officeooo:paragraph-rsid="001dc3e0"/>
    </style:style>
    <style:style style:name="P17" style:family="paragraph" style:parent-style-name="Text_20_body" style:list-style-name="L4">
      <style:text-properties officeooo:rsid="001d309d" officeooo:paragraph-rsid="001d309d"/>
    </style:style>
    <style:style style:name="P18" style:family="paragraph" style:parent-style-name="Text_20_body" style:list-style-name="L5">
      <style:text-properties officeooo:rsid="001d309d" officeooo:paragraph-rsid="001d309d"/>
    </style:style>
    <style:style style:name="P19" style:family="paragraph" style:parent-style-name="Text_20_body" style:list-style-name="L6">
      <style:text-properties officeooo:rsid="001d309d" officeooo:paragraph-rsid="001d309d"/>
    </style:style>
    <style:style style:name="P20" style:family="paragraph" style:parent-style-name="Text_20_body">
      <style:text-properties officeooo:rsid="001d309d" officeooo:paragraph-rsid="001d309d"/>
    </style:style>
    <style:style style:name="P21" style:family="paragraph" style:parent-style-name="Text_20_body">
      <style:text-properties officeooo:rsid="001d309d" officeooo:paragraph-rsid="0020e8bf"/>
    </style:style>
    <style:style style:name="P22" style:family="paragraph" style:parent-style-name="Text_20_body" style:list-style-name="L1">
      <style:text-properties officeooo:rsid="001ee265" officeooo:paragraph-rsid="001fd0bc"/>
    </style:style>
    <style:style style:name="P23" style:family="paragraph" style:parent-style-name="Text_20_body">
      <style:text-properties officeooo:rsid="001fd0bc" officeooo:paragraph-rsid="001fd0bc"/>
    </style:style>
    <style:style style:name="P24" style:family="paragraph" style:parent-style-name="Text_20_body" style:list-style-name="L6"/>
    <style:style style:name="P25" style:family="paragraph" style:parent-style-name="Text_20_body" style:list-style-name="L7">
      <style:text-properties officeooo:rsid="001d483d" officeooo:paragraph-rsid="001d483d"/>
    </style:style>
    <style:style style:name="P26" style:family="paragraph" style:parent-style-name="Text_20_body">
      <style:text-properties officeooo:rsid="001f6afa" officeooo:paragraph-rsid="001f6afa"/>
    </style:style>
    <style:style style:name="P27" style:family="paragraph" style:parent-style-name="Text_20_body">
      <style:text-properties officeooo:rsid="001f6afa" officeooo:paragraph-rsid="0020e8bf"/>
    </style:style>
    <style:style style:name="P28" style:family="paragraph" style:parent-style-name="Text_20_body" style:list-style-name="L6">
      <style:text-properties officeooo:rsid="002369b8" officeooo:paragraph-rsid="002369b8"/>
    </style:style>
    <style:style style:name="T1" style:family="text">
      <style:text-properties officeooo:rsid="001d309d"/>
    </style:style>
    <style:style style:name="T2" style:family="text">
      <style:text-properties officeooo:rsid="001fd0bc"/>
    </style:style>
    <style:style style:name="T3" style:family="text">
      <style:text-properties fo:color="#0000ff" style:font-name="Consolas" fo:font-size="9.5pt" style:font-size-asian="9.5pt"/>
    </style:style>
    <style:style style:name="T4" style:family="text">
      <style:text-properties fo:color="#800000" style:font-name="Consolas" fo:font-size="9.5pt" style:font-size-asian="9.5pt"/>
    </style:style>
    <style:style style:name="T5" style:family="text">
      <style:text-properties fo:color="#000000" style:font-name="Consolas" fo:font-size="9.5pt" style:font-size-asian="9.5pt"/>
    </style:style>
    <style:style style:name="T6" style:family="text">
      <style:text-properties fo:color="#000000" style:font-name="Consolas" fo:font-size="9.5pt" officeooo:rsid="00221e19" style:font-size-asian="9.5pt"/>
    </style:style>
    <style:style style:name="T7" style:family="text">
      <style:text-properties fo:color="#008000" style:font-name="Consolas" fo:font-size="9.5pt" style:font-size-asian="9.5pt"/>
    </style:style>
    <style:style style:name="T8" style:family="text">
      <style:text-properties officeooo:rsid="0020e8bf"/>
    </style:style>
    <style:style style:name="T9" style:family="text">
      <style:text-properties officeooo:rsid="00221e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Xmas Lights Controller</text:p>
      <text:h text:style-name="P8" text:outline-level="1">Hardware</text:h>
      <text:h text:style-name="P9" text:outline-level="2">Power Supply</text:h>
      <text:p text:style-name="P1">A 5m string of 5050 LEDs <text:span text:style-name="T8">(300 RGB LEDs)</text:span> requires <text:span text:style-name="T8">(continuous) R=0.9A, G=0.7A, B=0.6A.</text:span></text:p>
      <text:p text:style-name="P1"/>
      <text:p text:style-name="P1">The intended power supply is a PC ATX, supplying both 12V and 5V. In this case. The LDO1 and C11 should be omitted; they are only required if a single supply at 12V is to be used.</text:p>
      <text:p text:style-name="P1"/>
      <text:h text:style-name="P8" text:outline-level="1">Firmware</text:h>
      <text:h text:style-name="P10" text:outline-level="2">Functional Description</text:h>
      <text:h text:style-name="P12" text:outline-level="3">Inputs and LFO</text:h>
      <text:h text:style-name="P13" text:outline-level="3"><text:span text:style-name="T1">T</text:span>rigger/Gate Mask</text:h>
      <text:h text:style-name="P10" text:outline-level="2">EEPROM – Saved Programs</text:h>
      <text:p text:style-name="P2">In the following, [nn] indicates the number of bytes. <text:span text:style-name="T8">NB: see the doxygen documentation for definitive #defines.</text:span></text:p>
      <text:p text:style-name="P4">EEPROM Header:</text:p>
      <text:list xml:id="list2263656598279149843" text:style-name="L1">
        <text:list-item>
          <text:p text:style-name="P14">Number of leds [1] <text:span text:style-name="T2">=&gt; indicates program size</text:span></text:p>
        </text:list-item>
        <text:list-item>
          <text:p text:style-name="P22">{unused} <text:s/>[7]</text:p>
        </text:list-item>
      </text:list>
      <text:p text:style-name="P4">Following the header, 1..* programs consisting of nnn Bytes (nnn depends on number of LEDs) arranged in blocks:</text:p>
      <text:list xml:id="list6019743298649415732" text:style-name="L2">
        <text:list-item>
          <text:p text:style-name="P15">LFO setting [4]</text:p>
        </text:list-item>
        <text:list-item>
          <text:p text:style-name="P15">Trigger gate mask [4]</text:p>
        </text:list-item>
        <text:list-item>
          <text:p text:style-name="P15">LED shape (repeated for each LED) [4 per LED]</text:p>
        </text:list-item>
        <text:list-item>
          <text:p text:style-name="P16">LED patch definition (repeated for each LED) [4 per LED]</text:p>
        </text:list-item>
      </text:list>
      <text:p text:style-name="P27">=&gt; for 9 LEDS need 8<text:span text:style-name="T2">0</text:span> bytes (2<text:span text:style-name="T2">5</text:span> programs in 2k EEPROM), or for 3 LEDS need 3<text:span text:style-name="T2">2</text:span> bytes (6<text:span text:style-name="T2">3</text:span> programs in 2k EEPROM)</text:p>
      <text:p text:style-name="P21"/>
      <text:p text:style-name="P2">LFO setting:</text:p>
      <text:list xml:id="list3332901881641640882" text:style-name="L4">
        <text:list-item>
          <text:p text:style-name="P17">Rate [1]</text:p>
        </text:list-item>
        <text:list-item>
          <text:p text:style-name="P17">{not used} [3]</text:p>
        </text:list-item>
      </text:list>
      <text:p text:style-name="P2"/>
      <text:p text:style-name="P2">Trigger/gate mask:</text:p>
      <text:list xml:id="list8321664905498762399" text:style-name="L5">
        <text:list-item>
          <text:p text:style-name="P18">Rate [1]</text:p>
        </text:list-item>
        <text:list-item>
          <text:p text:style-name="P18"><text:soft-page-break/>Pattern [1] – see #define TGM_*</text:p>
        </text:list-item>
        <text:list-item>
          <text:p text:style-name="P18">{not used} [2]</text:p>
        </text:list-item>
      </text:list>
      <text:p text:style-name="P6"><text:span text:style-name="T3">#define</text:span><text:span text:style-name="T4"> </text:span><text:span text:style-name="T5">TGM_DISABLED</text:span><text:span text:style-name="T4"> </text:span><text:span text:style-name="T5">0</text:span><text:span text:style-name="T4"> </text:span><text:span text:style-name="T7">//no not use trigger gate mask (this is not strictly necessary since, TGM only has effect if relevant elements in srcVals are patched to a LED controller</text:span></text:p>
      <text:p text:style-name="Standard"><text:span text:style-name="T3">#define</text:span><text:span text:style-name="T4"> </text:span><text:span text:style-name="T5">TGM_SINGLE</text:span><text:span text:style-name="T4"> </text:span><text:span text:style-name="T5">1</text:span><text:span text:style-name="T4"> </text:span><text:span text:style-name="T7">//single bit on</text:span></text:p>
      <text:p text:style-name="Standard"><text:span text:style-name="T3">#define</text:span><text:span text:style-name="T4"> </text:span><text:span text:style-name="T5">TGM_GROW</text:span><text:span text:style-name="T4"> </text:span><text:span text:style-name="T5">2</text:span><text:span text:style-name="T4"> </text:span><text:span text:style-name="T7">//bits progressively turn on to MSB then turn off from MSB</text:span></text:p>
      <text:p text:style-name="Standard"><text:span text:style-name="T3">#define</text:span><text:span text:style-name="T4"> </text:span><text:span text:style-name="T5">TGM_PASS</text:span><text:span text:style-name="T4"> </text:span><text:span text:style-name="T5">3</text:span><text:span text:style-name="T4"> </text:span><text:span text:style-name="T7">//bits progressively turn on to MSB then turn off from LSB</text:span></text:p>
      <text:p text:style-name="Standard"><text:span text:style-name="T3">#define</text:span><text:span text:style-name="T4"> </text:span><text:span text:style-name="T5">TGM_DOUBLE</text:span><text:span text:style-name="T4"> </text:span><text:span text:style-name="T5">4</text:span><text:span text:style-name="T7">// like SINGLE 2 bits on</text:span></text:p>
      <text:p text:style-name="Standard"><text:span text:style-name="T3">#define</text:span><text:span text:style-name="T4"> </text:span><text:span text:style-name="T5">TGM_TRIPLIFY</text:span><text:span text:style-name="T4"> </text:span><text:span text:style-name="T5">128</text:span><text:span text:style-name="T4"> </text:span><text:span text:style-name="T7">//add this to treat the change pattern as an RGB pattern and replicate across all RGB triples</text:span></text:p>
      <text:p text:style-name="P2"/>
      <text:p text:style-name="P2">LED Shape:</text:p>
      <text:list xml:id="list7413943968597736590" text:style-name="L6">
        <text:list-item>
          <text:p text:style-name="P24"><text:span text:style-name="T1">Shape [1] – see #define</text:span> SBC_WAVESHAPE_*</text:p>
        </text:list-item>
        <text:list-item>
          <text:p text:style-name="P28"><text:span text:style-name="T9">{</text:span>not used}</text:p>
        </text:list-item>
        <text:list-item>
          <text:p text:style-name="P19">Phase [2] – byte order H,L <text:span text:style-name="T8">(120 deg=0x2AA, 240 deg=0x554)</text:span></text:p>
        </text:list-item>
      </text:list>
      <text:p text:style-name="P6"><text:span text:style-name="T3">#define</text:span><text:span text:style-name="T4"> </text:span><text:span text:style-name="T5">SBC_WAVESHAPE_OFF</text:span><text:span text:style-name="T4"> </text:span><text:span text:style-name="T5">0</text:span><text:span text:style-name="T4"> </text:span><text:span text:style-name="T7">//!&lt; The LED is always off, for the whole period</text:span></text:p>
      <text:p text:style-name="Standard"><text:span text:style-name="T3">#define</text:span><text:span text:style-name="T4"> </text:span><text:span text:style-name="T5">SBC_WAVESHAPE_SAW</text:span><text:span text:style-name="T4"> </text:span><text:span text:style-name="T5">1</text:span><text:span text:style-name="T4"> </text:span><text:span text:style-name="T7">//!&lt; Ramping up saw tooth</text:span></text:p>
      <text:p text:style-name="Standard"><text:span text:style-name="T3">#define</text:span><text:span text:style-name="T4"> </text:span><text:span text:style-name="T5">SBC_WAVESHAPE_TRI</text:span><text:span text:style-name="T4"> </text:span><text:span text:style-name="T5">2</text:span><text:span text:style-name="T4"> </text:span><text:span text:style-name="T7">//!&lt; Triangle</text:span></text:p>
      <text:p text:style-name="Standard"><text:span text:style-name="T3">#define</text:span><text:span text:style-name="T4"> </text:span><text:span text:style-name="T5">SBC_WAVESHAPE_SQU</text:span><text:span text:style-name="T4"> </text:span><text:span text:style-name="T5">3</text:span><text:span text:style-name="T4"> </text:span><text:span text:style-name="T7">//!&lt; Square 50/50 mark/space</text:span></text:p>
      <text:p text:style-name="Standard"><text:span text:style-name="T3">#define</text:span><text:span text:style-name="T4"> </text:span><text:span text:style-name="T5">SBC_WAVESHAPE_PULSE</text:span><text:span text:style-name="T4"> </text:span><text:span text:style-name="T5">4</text:span><text:span text:style-name="T4"> </text:span><text:span text:style-name="T7">//!&lt; 20/80 mark space pulse wave</text:span></text:p>
      <text:p text:style-name="Standard"><text:span text:style-name="T3">#define</text:span><text:span text:style-name="T4"> </text:span><text:span text:style-name="T5">SBC_WAVESHAPE_HUMP</text:span><text:span text:style-name="T4"> </text:span><text:span text:style-name="T5">5</text:span><text:span text:style-name="T4"> </text:span><text:span text:style-name="T7">//!&lt; Rounded top hump (not quite sine)</text:span></text:p>
      <text:p text:style-name="Standard"><text:span text:style-name="T3">#define</text:span><text:span text:style-name="T4"> </text:span><text:span text:style-name="T5">SBC_WAVESHAPE_SPIKE</text:span><text:span text:style-name="T4"> </text:span><text:span text:style-name="T5">6</text:span><text:span text:style-name="T4"> </text:span><text:span text:style-name="T7">//!&lt; Accelerating rise and fall (spikier than a triangle)</text:span></text:p>
      <text:p text:style-name="Standard"><text:span text:style-name="T3">#define</text:span><text:span text:style-name="T4"> </text:span><text:span text:style-name="T5">SBC_WAVESHAPE_ON</text:span><text:span text:style-name="T4"> </text:span><text:span text:style-name="T5">7</text:span><text:span text:style-name="T4"> </text:span><text:span text:style-name="T7">//!&lt; The LED is always on, for the whole period</text:span></text:p>
      <text:p text:style-name="Standard"><text:span text:style-name="T7">SBC_WSMOD_*</text:span></text:p>
      <text:p text:style-name="Standard"><text:span text:style-name="T7">Various ways of modifying the waveform shape as set by SBC_WAVESHAPE_* - add to it to create bit-mask to pass to setPattern() </text:span></text:p>
      <text:p text:style-name="Standard"><text:span text:style-name="T3">#define</text:span><text:span text:style-name="T4"> </text:span><text:span text:style-name="T5">SBC_WSMOD_INVERT</text:span><text:span text:style-name="T4"> </text:span><text:span text:style-name="T5">8</text:span><text:span text:style-name="T4"> </text:span><text:span text:style-name="T7">//!&lt; The output is flipped.</text:span></text:p>
      <text:p text:style-name="Standard"><text:span text:style-name="T3">#define</text:span><text:span text:style-name="T4"> </text:span><text:span text:style-name="T5">SBC_WSMOD_MISS1</text:span><text:span text:style-name="T4"> </text:span><text:span text:style-name="T5">16</text:span><text:span text:style-name="T4"> </text:span><text:span text:style-name="T7">//!&lt; after one cycle of the wave shape (determined by the internal counter), <text:s/>spend one cycle waiting</text:span></text:p>
      <text:p text:style-name="Standard"><text:span text:style-name="T3">#define</text:span><text:span text:style-name="T4"> </text:span><text:span text:style-name="T5">SBC_WSMOD_MISS2</text:span><text:span text:style-name="T4"> </text:span><text:span text:style-name="T5">32</text:span><text:span text:style-name="T4"> </text:span><text:span text:style-name="T7">//!&lt; after one cycle of the wave shape (determined by the internal counter), <text:s/>spend two cycles waiting</text:span></text:p>
      <text:p text:style-name="Standard"><text:span text:style-name="T7">SBC_TG_*</text:span></text:p>
      <text:p text:style-name="Standard"><text:span text:style-name="T7">Control trigger/gate behaviour - add to SBC_WAVESHAPE_* to create bit-mask to pass to setPattern(). SBC_TG_1SHOT takes priority</text:span></text:p>
      <text:p text:style-name="Standard"><text:span text:style-name="T3">#define</text:span><text:span text:style-name="T4"> </text:span><text:span text:style-name="T5">SBC_TG_GATECHANGE</text:span><text:span text:style-name="T4"> </text:span><text:span text:style-name="T5">0</text:span><text:span text:style-name="T4"> </text:span><text:span text:style-name="T7">//!&lt; This is default behaviour; the trigger/gate input will determine whether the LED brightness will change. (if no gate input, it remains fixed at the last value)</text:span></text:p>
      <text:p text:style-name="Standard"><text:span text:style-name="T3">#define</text:span><text:span text:style-name="T4"> </text:span><text:span text:style-name="T5">SBC_TG_GATEOUT</text:span><text:span text:style-name="T4"> </text:span><text:span text:style-name="T5">64</text:span><text:span text:style-name="T4"> </text:span><text:span text:style-name="T7">//!&lt; The Trigger/gate input over-rides the output. If below threshold then the LED will be off, otherwise as controlled by the waveshape/rate/etc. </text:span></text:p>
      <text:p text:style-name="Standard"><text:span text:style-name="T3">#define</text:span><text:span text:style-name="T4"> </text:span><text:span text:style-name="T5">SBC_TG_1SHOT</text:span><text:span text:style-name="T4"> </text:span><text:span text:style-name="T5">128</text:span><text:span text:style-name="T4"> </text:span><text:span text:style-name="T7">//!&lt; The output will stay off (or on, if SBC_INVERT) until the trigger intput &gt;=512. Phase is irrelevant in this mode.</text:span></text:p>
      <text:p text:style-name="P7"/>
      <text:p text:style-name="P2"/>
      <text:p text:style-name="P2"/>
      <text:p text:style-name="P2">LED Patch</text:p>
      <text:list xml:id="list6737489139608290401" text:style-name="L7">
        <text:list-item>
          <text:p text:style-name="P25">Rate control source [1] – see #define SRC_*</text:p>
        </text:list-item>
        <text:list-item>
          <text:p text:style-name="P25">Rate factor [1]</text:p>
        </text:list-item>
        <text:list-item>
          <text:p text:style-name="P25">Brightness max (scale) source [1] – see #define SRC_*</text:p>
        </text:list-item>
        <text:list-item>
          <text:p text:style-name="P25">Trigger/gate source [1] – see #define SRC_*</text:p>
        </text:list-item>
      </text:list>
      <text:p text:style-name="P3"/>
      <text:p text:style-name="P3"/>
      <text:p text:style-name="P5"><text:soft-page-break/><text:span text:style-name="T3">#define</text:span><text:span text:style-name="T4"> </text:span><text:span text:style-name="T5">SRC_OFF</text:span><text:span text:style-name="T4"> </text:span><text:span text:style-name="T5">0</text:span><text:span text:style-name="T4"> </text:span><text:span text:style-name="T7">//permanently OFF, i.e. value = 0</text:span></text:p>
      <text:p text:style-name="Standard"><text:span text:style-name="T3">#define</text:span><text:span text:style-name="T4"> </text:span><text:span text:style-name="T5">SRC_ON</text:span><text:span text:style-name="T4"> </text:span><text:span text:style-name="T5">1</text:span><text:span text:style-name="T4"> </text:span><text:span text:style-name="T7">//always ON, i.e. value =1023</text:span></text:p>
      <text:p text:style-name="Standard"><text:span text:style-name="T3">#define</text:span><text:span text:style-name="T4"> </text:span><text:span text:style-name="T5">SRC_AUDIO</text:span><text:span text:style-name="T4"> </text:span><text:span text:style-name="T5">2</text:span><text:span text:style-name="T4"> </text:span><text:span text:style-name="T7">//audio level (ADC0)</text:span></text:p>
      <text:p text:style-name="Standard"><text:span text:style-name="T3">#define</text:span><text:span text:style-name="T4"> </text:span><text:span text:style-name="T5">SRC_LEV1</text:span><text:span text:style-name="T4"> </text:span><text:span text:style-name="T5">3</text:span><text:span text:style-name="T4"> </text:span><text:span text:style-name="T7">//VR1 (ADC1)</text:span></text:p>
      <text:p text:style-name="Standard"><text:span text:style-name="T3">#define</text:span><text:span text:style-name="T4"> </text:span><text:span text:style-name="T5">SRC_LEV2</text:span><text:span text:style-name="T4"> </text:span><text:span text:style-name="T5">4</text:span><text:span text:style-name="T4"> </text:span><text:span text:style-name="T7">//VR2 or thermister (ADC2)</text:span></text:p>
      <text:p text:style-name="Standard"><text:span text:style-name="T3">#define</text:span><text:span text:style-name="T4"> </text:span><text:span text:style-name="T5">SRC_LEV3</text:span><text:span text:style-name="T4"> </text:span><text:span text:style-name="T5">5</text:span><text:span text:style-name="T4"> </text:span><text:span text:style-name="T7">//VR3 or LDR (ADC3)</text:span></text:p>
      <text:p text:style-name="Standard"><text:span text:style-name="T3">#define</text:span><text:span text:style-name="T4"> </text:span><text:span text:style-name="T5">SRC_SW1</text:span><text:span text:style-name="T4"> </text:span><text:span text:style-name="T5">6</text:span><text:span text:style-name="T4"> </text:span><text:span text:style-name="T7">//switch 1</text:span></text:p>
      <text:p text:style-name="Standard"><text:span text:style-name="T3">#define</text:span><text:span text:style-name="T4"> </text:span><text:span text:style-name="T5">SRC_SW2</text:span><text:span text:style-name="T4"> </text:span><text:span text:style-name="T5">7</text:span><text:span text:style-name="T4"> </text:span><text:span text:style-name="T7">//switch 2</text:span></text:p>
      <text:p text:style-name="Standard"><text:span text:style-name="T3">#define</text:span><text:span text:style-name="T4"> </text:span><text:span text:style-name="T5">SRC_SW3</text:span><text:span text:style-name="T4"> </text:span><text:span text:style-name="T5">8</text:span><text:span text:style-name="T4"> </text:span><text:span text:style-name="T7">//switch 3</text:span></text:p>
      <text:p text:style-name="Standard"><text:span text:style-name="T3">#define</text:span><text:span text:style-name="T4"> </text:span><text:span text:style-name="T5">SRC_IR_INT1</text:span><text:span text:style-name="T4"> </text:span><text:span text:style-name="T5">9</text:span><text:span text:style-name="T4"> </text:span><text:span text:style-name="T7">//IR controlled integer value #1</text:span></text:p>
      <text:p text:style-name="Standard"><text:span text:style-name="T3">#define</text:span><text:span text:style-name="T4"> </text:span><text:span text:style-name="T5">SRC_IR_INT2</text:span><text:span text:style-name="T4"> </text:span><text:span text:style-name="T6">0xA</text:span><text:span text:style-name="T4"> </text:span><text:span text:style-name="T7">//IR controlled integer value #2</text:span></text:p>
      <text:p text:style-name="Standard"><text:span text:style-name="T3">#define</text:span><text:span text:style-name="T4"> </text:span><text:span text:style-name="T5">SRC_IR_INT3</text:span><text:span text:style-name="T4"> </text:span><text:span text:style-name="T6">0xB</text:span><text:span text:style-name="T4"> </text:span><text:span text:style-name="T7">//IR controlled integer value #3</text:span></text:p>
      <text:p text:style-name="Standard"><text:span text:style-name="T3">#define</text:span><text:span text:style-name="T4"> </text:span><text:span text:style-name="T5">SRC_LFO</text:span><text:span text:style-name="T4"> </text:span><text:span text:style-name="T6">0xE</text:span><text:span text:style-name="T4"> </text:span><text:span text:style-name="T7">//Low Freq osc (triangle wave)</text:span></text:p>
      <text:p text:style-name="Standard"><text:span text:style-name="T3">#define</text:span><text:span text:style-name="T4"> </text:span><text:span text:style-name="T5">SRC_RND</text:span><text:span text:style-name="T4"> </text:span><text:span text:style-name="T6">0xF</text:span><text:span text:style-name="T4"> </text:span><text:span text:style-name="T7">//Random number in range 0-1023</text:span></text:p>
      <text:p text:style-name="Standard"><text:span text:style-name="T3">#define</text:span><text:span text:style-name="T4"> </text:span><text:span text:style-name="T5">SRC_TG_MASK_BASE</text:span><text:span text:style-name="T4"> </text:span><text:span text:style-name="T6">0x10</text:span><text:span text:style-name="T4"> </text:span><text:span text:style-name="T7">//srcVals index at which the trigger/gate mask values reside (there are SBC_NUM_LEDS of them). </text:span></text:p>
      <text:p text:style-name="Standard"><text:span text:style-name="T7">//NB TG_MASK is, in principle, available for rate and scale patches, but is NOT intended for use that way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roman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8:32:47.349000000</meta:creation-date>
    <dc:date>2014-12-20T23:08:50.050000000</dc:date>
    <meta:editing-duration>PT2H48M31S</meta:editing-duration>
    <meta:editing-cycles>7</meta:editing-cycles>
    <meta:generator>LibreOffice/4.1.0.4$Windows_x86 LibreOffice_project/89ea49ddacd9aa532507cbf852f2bb22b1ace28</meta:generator>
    <meta:document-statistic meta:table-count="0" meta:image-count="0" meta:object-count="0" meta:page-count="3" meta:paragraph-count="76" meta:word-count="716" meta:character-count="4300" meta:non-whitespace-character-count="3665"/>
  </office:meta>
</office:document-meta>
</file>